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857c2" officeooo:paragraph-rsid="000857c2"/>
    </style:style>
    <style:style style:name="P2" style:family="paragraph" style:parent-style-name="Standard">
      <style:text-properties fo:color="#ce181e" officeooo:rsid="000857c2" officeooo:paragraph-rsid="000857c2"/>
    </style:style>
    <style:style style:name="P3" style:family="paragraph" style:parent-style-name="Standard">
      <style:text-properties fo:color="#000000" style:text-underline-style="none" officeooo:rsid="000857c2" officeooo:paragraph-rsid="000a1999"/>
    </style:style>
    <style:style style:name="P4" style:family="paragraph" style:parent-style-name="Standard">
      <style:text-properties fo:color="#000000" style:text-underline-style="none" officeooo:rsid="000a1999" officeooo:paragraph-rsid="000a1999"/>
    </style:style>
    <style:style style:name="P5" style:family="paragraph" style:parent-style-name="Standard">
      <style:text-properties fo:color="#000000" style:text-underline-style="none" fo:font-weight="normal" officeooo:rsid="000857c2" officeooo:paragraph-rsid="000857c2" style:font-weight-asian="normal" style:font-weight-complex="normal"/>
    </style:style>
    <style:style style:name="P6" style:family="paragraph" style:parent-style-name="Standard">
      <style:text-properties fo:color="#000000" style:text-underline-style="none" fo:font-weight="normal" officeooo:rsid="000857c2" officeooo:paragraph-rsid="000f9824" style:font-weight-asian="normal" style:font-weight-complex="normal"/>
    </style:style>
    <style:style style:name="P7" style:family="paragraph" style:parent-style-name="Standard" style:list-style-name="L3">
      <style:text-properties fo:color="#000000" style:text-underline-style="none" fo:font-weight="normal" officeooo:rsid="000857c2" officeooo:paragraph-rsid="0012b103" style:font-weight-asian="normal" style:font-weight-complex="normal"/>
    </style:style>
    <style:style style:name="P8" style:family="paragraph" style:parent-style-name="Standard">
      <style:text-properties fo:color="#000000" style:text-underline-style="none" fo:font-weight="normal" officeooo:rsid="00090263" officeooo:paragraph-rsid="000f9824" style:font-weight-asian="normal" style:font-weight-complex="normal"/>
    </style:style>
    <style:style style:name="P9" style:family="paragraph" style:parent-style-name="Standard">
      <style:text-properties fo:color="#000000" style:text-underline-style="none" fo:font-weight="normal" officeooo:rsid="000a1999" officeooo:paragraph-rsid="000a1999" style:font-weight-asian="normal" style:font-weight-complex="normal"/>
    </style:style>
    <style:style style:name="P10" style:family="paragraph" style:parent-style-name="Standard">
      <style:text-properties fo:color="#000000" style:text-underline-style="none" fo:font-weight="normal" officeooo:rsid="000bbbfb" officeooo:paragraph-rsid="000a1999" style:font-weight-asian="normal" style:font-weight-complex="normal"/>
    </style:style>
    <style:style style:name="P11" style:family="paragraph" style:parent-style-name="Standard" style:list-style-name="L5">
      <style:text-properties fo:color="#000000" style:text-underline-style="none" fo:font-weight="normal" officeooo:rsid="0012b103" officeooo:paragraph-rsid="0012b103" style:font-weight-asian="normal" style:font-weight-complex="normal"/>
    </style:style>
    <style:style style:name="P12" style:family="paragraph" style:parent-style-name="Standard">
      <style:text-properties fo:color="#000000" style:text-underline-style="none" officeooo:rsid="000857c2" officeooo:paragraph-rsid="000f9824"/>
    </style:style>
    <style:style style:name="P13" style:family="paragraph" style:parent-style-name="Standard">
      <style:text-properties fo:color="#000000" officeooo:rsid="000feb91" officeooo:paragraph-rsid="000feb91"/>
    </style:style>
    <style:style style:name="P14" style:family="paragraph" style:parent-style-name="Standard">
      <style:text-properties fo:color="#006c3b" style:text-underline-style="none" fo:font-weight="normal" officeooo:rsid="000857c2" officeooo:paragraph-rsid="000a1999" style:font-weight-asian="normal" style:font-weight-complex="normal"/>
    </style:style>
    <style:style style:name="P15" style:family="paragraph" style:parent-style-name="Standard">
      <style:text-properties fo:color="#006c3b" style:text-underline-style="none" fo:font-weight="normal" officeooo:rsid="000857c2" officeooo:paragraph-rsid="000f9824" style:font-weight-asian="normal" style:font-weight-complex="normal"/>
    </style:style>
    <style:style style:name="P16" style:family="paragraph" style:parent-style-name="Standard">
      <style:text-properties fo:color="#006c3b" style:text-underline-style="none" fo:font-weight="normal" officeooo:rsid="000857c2" officeooo:paragraph-rsid="0012b103" style:font-weight-asian="normal" style:font-weight-complex="normal"/>
    </style:style>
    <style:style style:name="P17" style:family="paragraph" style:parent-style-name="Standard">
      <style:text-properties officeooo:rsid="000857c2" officeooo:paragraph-rsid="000eb4e4"/>
    </style:style>
    <style:style style:name="P18" style:family="paragraph" style:parent-style-name="Standard">
      <style:text-properties fo:color="#ce181e" style:text-underline-style="none" officeooo:rsid="000857c2" officeooo:paragraph-rsid="000857c2"/>
    </style:style>
    <style:style style:name="P19" style:family="paragraph" style:parent-style-name="Standard">
      <style:text-properties fo:color="#ce181e" style:text-underline-style="none" officeooo:rsid="0011548c" officeooo:paragraph-rsid="0011548c"/>
    </style:style>
    <style:style style:name="P20" style:family="paragraph" style:parent-style-name="Standard" style:list-style-name="L1">
      <style:text-properties fo:color="#ce181e" style:text-underline-style="none" officeooo:rsid="0012b103" officeooo:paragraph-rsid="0012b103"/>
    </style:style>
    <style:style style:name="P21" style:family="paragraph" style:parent-style-name="Standard">
      <style:text-properties fo:color="#ce181e" style:text-underline-style="none" fo:font-weight="normal" officeooo:rsid="000857c2" officeooo:paragraph-rsid="0012b103" style:font-weight-asian="normal" style:font-weight-complex="normal"/>
    </style:style>
    <style:style style:name="P22" style:family="paragraph" style:parent-style-name="Standard">
      <style:text-properties fo:color="#21409a" style:text-underline-style="none" officeooo:rsid="000f146c" officeooo:paragraph-rsid="000f146c"/>
    </style:style>
    <style:style style:name="P23" style:family="paragraph" style:parent-style-name="Standard">
      <style:text-properties fo:color="#21409a" style:text-underline-style="none" fo:font-weight="normal" officeooo:rsid="00090263" officeooo:paragraph-rsid="00090263" style:font-weight-asian="normal" style:font-weight-complex="normal"/>
    </style:style>
    <style:style style:name="P24" style:family="paragraph" style:parent-style-name="Standard">
      <style:text-properties fo:color="#21409a" officeooo:rsid="000857c2" officeooo:paragraph-rsid="000857c2"/>
    </style:style>
    <style:style style:name="P25" style:family="paragraph" style:parent-style-name="Standard">
      <style:text-properties fo:color="#21409a" officeooo:rsid="000feb91" officeooo:paragraph-rsid="000feb91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90263" style:font-weight-asian="normal" style:font-weight-complex="normal"/>
    </style:style>
    <style:style style:name="T3" style:family="text">
      <style:text-properties fo:font-weight="normal" officeooo:rsid="000a1999" style:font-weight-asian="normal" style:font-weight-complex="normal"/>
    </style:style>
    <style:style style:name="T4" style:family="text">
      <style:text-properties fo:font-weight="normal" officeooo:rsid="000bbbfb" style:font-weight-asian="normal" style:font-weight-complex="normal"/>
    </style:style>
    <style:style style:name="T5" style:family="text">
      <style:text-properties fo:font-weight="normal" officeooo:rsid="000bf448" style:font-weight-asian="normal" style:font-weight-complex="normal"/>
    </style:style>
    <style:style style:name="T6" style:family="text">
      <style:text-properties fo:color="#000000" fo:font-weight="normal" style:font-weight-asian="normal" style:font-weight-complex="normal"/>
    </style:style>
    <style:style style:name="T7" style:family="text">
      <style:text-properties fo:color="#000000" fo:font-weight="normal" officeooo:rsid="000bf448" style:font-weight-asian="normal" style:font-weight-complex="normal"/>
    </style:style>
    <style:style style:name="T8" style:family="text">
      <style:text-properties fo:color="#000000" fo:font-weight="normal" officeooo:rsid="0012b103" style:font-weight-asian="normal" style:font-weight-complex="normal"/>
    </style:style>
    <style:style style:name="T9" style:family="text">
      <style:text-properties fo:color="#000000" style:text-underline-style="solid" style:text-underline-width="auto" style:text-underline-color="font-color" officeooo:rsid="000bbbfb"/>
    </style:style>
    <style:style style:name="T10" style:family="text">
      <style:text-properties fo:color="#000000" style:text-underline-style="solid" style:text-underline-width="auto" style:text-underline-color="font-color" officeooo:rsid="000eb4e4"/>
    </style:style>
    <style:style style:name="T11" style:family="text">
      <style:text-properties officeooo:rsid="000bbbfb"/>
    </style:style>
    <style:style style:name="T12" style:family="text">
      <style:text-properties officeooo:rsid="000eb4e4"/>
    </style:style>
    <style:style style:name="T13" style:family="text">
      <style:text-properties fo:color="#e3d200"/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2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ATTENZIONE!!!</text:p>
      <text:p text:style-name="P13">Occorre aggiungere per ogni risorsa in cache un LOCK tale per cui è possibile scrivere e leggere senza problemi di inconsistenza.</text:p>
      <text:p text:style-name="P24">A livello L2 la nostra politica di cache è la seguente:</text:p>
      <text:p text:style-name="P17">- Se si riceve una richiesta di retrieve dal database questa viene effettuata e la risorsa si salva anche in cache specificando <text:span text:style-name="T12">come </text:span>timestamp <text:span text:style-name="T12">quello </text:span>di fine trasferimento (ovvero quando il file è già stato salvato nella mappa), nel mentre che si riceve la risorsa <text:span text:style-name="T12">la</text:span> si spedisce anche al proxy frontend </text:p>
      <text:p text:style-name="P1">- <text:span text:style-name="T11">Se si riceve una richiesta di retrieve in cache si va a vedere se la risorsa è disponibile e se il timestamp non è “</text:span><text:span text:style-name="T9">troppo </text:span><text:span text:style-name="T10">(da specificare)</text:span><text:span text:style-name="T11">” datato:</text:span></text:p>
      <text:p text:style-name="P1"><text:tab/>- <text:span text:style-name="T11">se non è troppo datato lo vado ad inviare a chi me lo ha chiesto e vado ad aggiornare <text:s/><text:tab/>(reinserendo) il timestamp della cache;</text:span></text:p>
      <text:p text:style-name="P1"><text:tab/>- <text:span text:style-name="T11">se non c’è rispondo not found;</text:span></text:p>
      <text:p text:style-name="P1"><text:tab/>- <text:span text:style-name="T11">se è troppo datato rispondo not found (per il livello proxy, per avere un load balancing <text:tab/>decente, quando andrà a chiedere in_database a qualche server della cache lo sceglierà a <text:tab/>RANDOM(1,n) dove n=|{server cache}|</text:span></text:p>
      <text:p text:style-name="P2">COSE CHE NON GESTIAMO: </text:p>
      <text:p text:style-name="P5">- morte della connessione fra database e server cache (ex L2)</text:p>
      <text:p text:style-name="P5">- morte del server di cache nell’intervallo fra salvataggio fisico e virtuale in cacheVids</text:p>
      <text:p text:style-name="P18"><text:span text:style-name="T6">- </text:span><text:span text:style-name="T7">sistemare connectionThread</text:span></text:p>
      <text:p text:style-name="P15">PROPOSTE:</text:p>
      <text:p text:style-name="P6">- politica di bootstrap</text:p>
      <text:p text:style-name="P12"><text:span text:style-name="T1">- </text:span><text:span text:style-name="T2">quando muore il proxy si continua a salvare la risorsa sperando che qualcuno necessiti in futuro della risorsa.</text:span></text:p>
      <text:p text:style-name="P8"><text:span text:style-name="T7">- </text:span></text:p>
      <text:p text:style-name="P22"><text:span text:style-name="T5">G</text:span><text:span text:style-name="T1">ARBAGE COLLECTION LIVELLO L2</text:span></text:p>
      <text:p text:style-name="P19"><text:span text:style-name="T7">A </text:span><text:span text:style-name="T6">regime si sveglia ogni SLEEP_TIME (possibilmente array con tempi diversi per analisi di banda diverse per fascia oraria) prende il lock sulla mappa e per ogni risorsa vado a vedere se posso prenderne il lock per verificare il timestamp, se troppo vecchia la elimino altrimenti passo avanti.</text:span></text:p>
      <text:p text:style-name="P19"><text:span text:style-name="T6">Quando il livello di memoria occupata all’interno della cache supera il </text:span><text:span text:style-name="T8">DA_DECIDERE</text:span><text:span text:style-name="T6">% il comportamento cambia ovvero:</text:span></text:p>
      <text:list xml:id="list1055302787" text:style-name="L1">
        <text:list-item>
          <text:p text:style-name="P20"><text:span text:style-name="T6">prendo sempre il lock della mappa e scorro le risorse, se dopo la prima scansione delle risorse non ho liberato sufficiente spazio allora</text:span></text:p>
        </text:list-item>
        <text:list-item>
          <text:p text:style-name="P20"><text:span text:style-name="T6">rieseguo lo step precedente fino a completamento dell’operazione ovvero arrivo sotto il DA_DECIDERE-DA_DECIDERE1% di memoria</text:span></text:p>
        </text:list-item>
      </text:list>
      <text:p text:style-name="P21">COSE CHE NON GESTIAMO: </text:p>
      <text:list xml:id="list4280928728" text:style-name="L3">
        <text:list-item>
          <text:p text:style-name="P7"/>
        </text:list-item>
      </text:list>
      <text:p text:style-name="P16">PROPOSTE:</text:p>
      <text:list xml:id="list2107387574" text:style-name="L5">
        <text:list-item>
          <text:p text:style-name="P11">farlo dinamico.. in futuro..</text:p>
        </text:list-item>
      </text:list>
      <text:p text:style-name="P23">LIVELLO DATABASE – SALVATAGGIO RISORSE</text:p>
      <text:p text:style-name="P9"><text:span text:style-name="T13">ASSUMPTION: </text:span>La struttura gerarchica utilizza path con locazione relativa s.t. chiedere a diversi nodi porti comunque al reperimento della risorsa se questa è presente.</text:p>
      <text:p text:style-name="P4"><text:span text:style-name="T4">A</text:span><text:span text:style-name="T1">ll’interno della tabella vid_path le risorse vengono memorizzate con l’ID alfanumerico </text:span><text:span text:style-name="T4">e quindi non con il nome del video (nome dato da chi fa l’upload).</text:span></text:p>
      <text:p text:style-name="P10"/>
      <text:p text:style-name="P14">PROPOSTE:</text:p>
      <text:p text:style-name="P3"><text:span text:style-name="T1">- </text:span><text:span text:style-name="T3">modificare le varie tabelle per progettare un database sensato che consente </text:span><text:span text:style-name="T4">di avere l’informazione non solo dell’ID ma anche del nome dei vari video con le loro molteplici estensioni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2T17:57:01.678609513</meta:creation-date>
    <dc:date>2019-03-25T16:19:58.025417861</dc:date>
    <meta:editing-duration>PT1H10M40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1" meta:paragraph-count="30" meta:word-count="441" meta:character-count="2696" meta:non-whitespace-character-count="2276"/>
  </office:meta>
</office:document-meta>
</file>